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Standard/Dialog1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Dialog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1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C10107" number:language="de" number:country="DE">
      <number:day/>
      <number:text>-</number:text>
      <number:month/>
      <number:text>-</number:text>
      <number:year/>
    </number:date-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color="#800000" fo:font-size="20pt" style:font-size-asian="20pt" style:font-size-complex="20pt"/>
    </style:style>
    <style:style style:name="ce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ffff" fo:border="0.06pt solid #000000"/>
    </style:style>
    <style:style style:name="gr1" style:family="graphic">
      <style:graphic-properties draw:textarea-vertical-align="middle"/>
    </style:style>
    <style:style style:name="gr2" style:family="graphic" style:data-style-name="C10107"/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 fo:font-weight="bold"/>
    </style:style>
    <style:style style:name="P3" style:family="paragraph">
      <style:paragraph-properties fo:text-align="star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Menu" form:control-implementation="ooo:com.sun.star.form.component.CommandButton" xml:id="control1" form:id="control1" form:label="Menu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2" form:id="control2" form:label="Pengatur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3" form:id="control3" form:label="Hapus Item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4" form:id="control4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1" form:control-implementation="ooo:com.sun.star.form.component.CheckBox" xml:id="control5" form:id="control5" form:label="Aktif Print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1" form:control-implementation="ooo:com.sun.star.form.component.CommandButton" xml:id="control6" form:id="control6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91.3pt" svg:height="32.4pt" svg:x="163.13pt" svg:y="77.53pt" draw:control="control1"/>
          <draw:control draw:z-index="1" draw:text-style-name="P1" svg:width="91.3pt" svg:height="32.4pt" svg:x="163.22pt" svg:y="115.23pt" draw:control="control2"/>
          <draw:control draw:z-index="2" draw:text-style-name="P1" svg:width="91.3pt" svg:height="32.4pt" svg:x="163.22pt" svg:y="152.08pt" draw:control="control3"/>
          <draw:control draw:z-index="3" draw:text-style-name="P1" svg:width="91.3pt" svg:height="32.4pt" svg:x="163.22pt" svg:y="188.93pt" draw:control="control4"/>
          <draw:control draw:z-index="4" draw:style-name="gr1" draw:text-style-name="P2" svg:width="89.74pt" svg:height="29.37pt" svg:x="164.15pt" svg:y="258.97pt" draw:control="control5"/>
          <draw:control draw:z-index="5" draw:text-style-name="P1" svg:width="91.3pt" svg:height="32.4pt" svg:x="162.79pt" svg:y="225.24pt" draw:control="control6"/>
        </table:shapes>
        <table:table-column table:style-name="co1" table:number-columns-repeated="4" table:default-cell-style-name="ce1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1" table:number-columns-repeated="7" table:default-cell-style-name="ce1"/>
        <table:table-row table:style-name="ro1" table:number-rows-repeated="2">
          <table:table-cell table:number-columns-repeated="4"/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3">
            <text:p>KASIR TOKO ONLINE</text:p>
          </table:table-cell>
          <table:covered-table-cell table:number-columns-repeated="2" table:style-name="ce1"/>
          <table:table-cell table:style-name="ce1"/>
          <table:table-cell table:number-columns-repeated="7"/>
        </table:table-row>
        <table:table-row table:style-name="ro1">
          <table:table-cell table:number-columns-repeated="4"/>
          <table:covered-table-cell table:number-columns-repeated="3" table:style-name="ce1"/>
          <table:table-cell table:style-name="ce1"/>
          <table:table-cell table:number-columns-repeated="7"/>
        </table:table-row>
        <table:table-row table:style-name="ro1">
          <table:table-cell table:number-columns-repeated="4"/>
          <table:covered-table-cell table:number-columns-repeated="3" table:style-name="ce1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>
            <text:p>Kuantiti</text:p>
          </table:table-cell>
          <table:table-cell table:style-name="ce3" office:value-type="string" calcext:value-type="string">
            <text:p>Nama Barang</text:p>
          </table:table-cell>
          <table:table-cell table:style-name="ce3" office:value-type="string" calcext:value-type="string">
            <text:p>Total Berat</text:p>
          </table:table-cell>
          <table:table-cell table:style-name="ce3" office:value-type="string" calcext:value-type="string">
            <text:p>Harga </text:p>
          </table:table-cell>
          <table:table-cell table:number-columns-repeated="7"/>
        </table:table-row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Total </text:p>
          </table:table-cell>
          <table:table-cell table:number-columns-repeated="9"/>
        </table:table-row>
        <table:table-row table:style-name="ro1" table:number-rows-repeated="5">
          <table:table-cell table:number-columns-repeated="4"/>
          <table:table-cell table:style-name="ce1" table:number-columns-repeated="4"/>
          <table:table-cell table:number-columns-repeated="7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7"/>
        </table:table-row>
      </table:table>
      <table:table table:name="Sheet2" table:style-name="ta1">
        <office:forms form:automatic-focus="false" form:apply-design-mode="false">
          <form:form form:name="Form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date form:name="Date Field 1" form:control-implementation="ooo:com.sun.star.form.component.DateField" xml:id="control7" form:id="control7" form:current-value="2017-03-25" form:min-value="1800-01-01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DateField"/>
                <form:property form:property-name="Dropdown" office:value-type="boolean" office:boolean-value="true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3/25/17"/>
              </form:properties>
            </form:date>
          </form:form>
        </office:forms>
        <table:shapes>
          <draw:control draw:z-index="0" draw:style-name="gr2" draw:text-style-name="P3" svg:width="182.64pt" svg:height="74.55pt" svg:x="388.71pt" svg:y="15.08pt" draw:control="control7"/>
        </table:shapes>
        <table:table-column table:style-name="co1" table:number-columns-repeated="5" table:default-cell-style-name="Default"/>
        <table:table-row table:style-name="ro1">
          <table:table-cell office:value-type="float" office:value="63524" calcext:value-type="float">
            <text:p>63524</text:p>
          </table:table-cell>
          <table:table-cell office:value-type="float" office:value="25388" calcext:value-type="float">
            <text:p>25388</text:p>
          </table:table-cell>
          <table:table-cell office:value-type="float" office:value="77536" calcext:value-type="float">
            <text:p>77536</text:p>
          </table:table-cell>
          <table:table-cell office:value-type="float" office:value="20025" calcext:value-type="float">
            <text:p>20025</text:p>
          </table:table-cell>
          <table:table-cell office:value-type="float" office:value="44025" calcext:value-type="float">
            <text:p>44025</text:p>
          </table:table-cell>
        </table:table-row>
        <table:table-row table:style-name="ro1">
          <table:table-cell office:value-type="float" office:value="34572" calcext:value-type="float">
            <text:p>34572</text:p>
          </table:table-cell>
          <table:table-cell office:value-type="float" office:value="39633" calcext:value-type="float">
            <text:p>39633</text:p>
          </table:table-cell>
          <table:table-cell office:value-type="float" office:value="64547" calcext:value-type="float">
            <text:p>64547</text:p>
          </table:table-cell>
          <table:table-cell office:value-type="float" office:value="63535" calcext:value-type="float">
            <text:p>63535</text:p>
          </table:table-cell>
          <table:table-cell office:value-type="float" office:value="26820" calcext:value-type="float">
            <text:p>26820</text:p>
          </table:table-cell>
        </table:table-row>
        <table:table-row table:style-name="ro1">
          <table:table-cell office:value-type="float" office:value="18590" calcext:value-type="float">
            <text:p>18590</text:p>
          </table:table-cell>
          <table:table-cell office:value-type="float" office:value="45744" calcext:value-type="float">
            <text:p>45744</text:p>
          </table:table-cell>
          <table:table-cell office:value-type="float" office:value="40118" calcext:value-type="float">
            <text:p>40118</text:p>
          </table:table-cell>
          <table:table-cell office:value-type="float" office:value="49681" calcext:value-type="float">
            <text:p>49681</text:p>
          </table:table-cell>
          <table:table-cell office:value-type="float" office:value="15817" calcext:value-type="float">
            <text:p>15817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16691" calcext:value-type="float">
            <text:p>16691</text:p>
          </table:table-cell>
          <table:table-cell office:value-type="float" office:value="67682" calcext:value-type="float">
            <text:p>67682</text:p>
          </table:table-cell>
          <table:table-cell office:value-type="float" office:value="13344" calcext:value-type="float">
            <text:p>13344</text:p>
          </table:table-cell>
          <table:table-cell office:value-type="float" office:value="11463" calcext:value-type="float">
            <text:p>11463</text:p>
          </table:table-cell>
        </table:table-row>
        <table:table-row table:style-name="ro1">
          <table:table-cell office:value-type="float" office:value="87529" calcext:value-type="float">
            <text:p>87529</text:p>
          </table:table-cell>
          <table:table-cell office:value-type="float" office:value="7005" calcext:value-type="float">
            <text:p>7005</text:p>
          </table:table-cell>
          <table:table-cell office:value-type="float" office:value="43801" calcext:value-type="float">
            <text:p>43801</text:p>
          </table:table-cell>
          <table:table-cell office:value-type="float" office:value="30692" calcext:value-type="float">
            <text:p>30692</text:p>
          </table:table-cell>
          <table:table-cell office:value-type="float" office:value="9393" calcext:value-type="float">
            <text:p>9393</text:p>
          </table:table-cell>
        </table:table-row>
        <table:table-row table:style-name="ro1">
          <table:table-cell office:value-type="float" office:value="95494" calcext:value-type="float">
            <text:p>95494</text:p>
          </table:table-cell>
          <table:table-cell office:value-type="float" office:value="66835" calcext:value-type="float">
            <text:p>66835</text:p>
          </table:table-cell>
          <table:table-cell office:value-type="float" office:value="89468" calcext:value-type="float">
            <text:p>89468</text:p>
          </table:table-cell>
          <table:table-cell office:value-type="float" office:value="69158" calcext:value-type="float">
            <text:p>69158</text:p>
          </table:table-cell>
          <table:table-cell office:value-type="float" office:value="67581" calcext:value-type="float">
            <text:p>67581</text:p>
          </table:table-cell>
        </table:table-row>
        <table:table-row table:style-name="ro1">
          <table:table-cell office:value-type="float" office:value="24492" calcext:value-type="float">
            <text:p>24492</text:p>
          </table:table-cell>
          <table:table-cell office:value-type="float" office:value="6671" calcext:value-type="float">
            <text:p>6671</text:p>
          </table:table-cell>
          <table:table-cell office:value-type="float" office:value="28364" calcext:value-type="float">
            <text:p>28364</text:p>
          </table:table-cell>
          <table:table-cell office:value-type="float" office:value="57663" calcext:value-type="float">
            <text:p>57663</text:p>
          </table:table-cell>
          <table:table-cell office:value-type="float" office:value="97905" calcext:value-type="float">
            <text:p>97905</text:p>
          </table:table-cell>
        </table:table-row>
        <table:table-row table:style-name="ro1">
          <table:table-cell office:value-type="float" office:value="69091" calcext:value-type="float">
            <text:p>69091</text:p>
          </table:table-cell>
          <table:table-cell office:value-type="float" office:value="17991" calcext:value-type="float">
            <text:p>17991</text:p>
          </table:table-cell>
          <table:table-cell office:value-type="float" office:value="77375" calcext:value-type="float">
            <text:p>77375</text:p>
          </table:table-cell>
          <table:table-cell office:value-type="float" office:value="7967" calcext:value-type="float">
            <text:p>7967</text:p>
          </table:table-cell>
          <table:table-cell office:value-type="float" office:value="98206" calcext:value-type="float">
            <text:p>98206</text:p>
          </table:table-cell>
        </table:table-row>
        <table:table-row table:style-name="ro1">
          <table:table-cell office:value-type="float" office:value="48112" calcext:value-type="float">
            <text:p>48112</text:p>
          </table:table-cell>
          <table:table-cell office:value-type="float" office:value="99984" calcext:value-type="float">
            <text:p>99984</text:p>
          </table:table-cell>
          <table:table-cell office:value-type="float" office:value="58301" calcext:value-type="float">
            <text:p>58301</text:p>
          </table:table-cell>
          <table:table-cell office:value-type="float" office:value="25942" calcext:value-type="float">
            <text:p>25942</text:p>
          </table:table-cell>
          <table:table-cell office:value-type="float" office:value="14181" calcext:value-type="float">
            <text:p>14181</text:p>
          </table:table-cell>
        </table:table-row>
        <table:table-row table:style-name="ro1">
          <table:table-cell office:value-type="float" office:value="45470" calcext:value-type="float">
            <text:p>45470</text:p>
          </table:table-cell>
          <table:table-cell office:value-type="float" office:value="76876" calcext:value-type="float">
            <text:p>76876</text:p>
          </table:table-cell>
          <table:table-cell office:value-type="float" office:value="2510" calcext:value-type="float">
            <text:p>2510</text:p>
          </table:table-cell>
          <table:table-cell office:value-type="float" office:value="83921" calcext:value-type="float">
            <text:p>83921</text:p>
          </table:table-cell>
          <table:table-cell office:value-type="float" office:value="80973" calcext:value-type="float">
            <text:p>80973</text:p>
          </table:table-cell>
        </table:table-row>
        <table:table-row table:style-name="ro1">
          <table:table-cell office:value-type="float" office:value="90223" calcext:value-type="float">
            <text:p>90223</text:p>
          </table:table-cell>
          <table:table-cell office:value-type="float" office:value="88045" calcext:value-type="float">
            <text:p>88045</text:p>
          </table:table-cell>
          <table:table-cell office:value-type="float" office:value="69323" calcext:value-type="float">
            <text:p>69323</text:p>
          </table:table-cell>
          <table:table-cell office:value-type="float" office:value="27831" calcext:value-type="float">
            <text:p>27831</text:p>
          </table:table-cell>
          <table:table-cell office:value-type="float" office:value="91265" calcext:value-type="float">
            <text:p>91265</text:p>
          </table:table-cell>
        </table:table-row>
        <table:table-row table:style-name="ro1">
          <table:table-cell office:value-type="float" office:value="90723" calcext:value-type="float">
            <text:p>90723</text:p>
          </table:table-cell>
          <table:table-cell office:value-type="float" office:value="52159" calcext:value-type="float">
            <text:p>52159</text:p>
          </table:table-cell>
          <table:table-cell office:value-type="float" office:value="37854" calcext:value-type="float">
            <text:p>37854</text:p>
          </table:table-cell>
          <table:table-cell office:value-type="float" office:value="99514" calcext:value-type="float">
            <text:p>99514</text:p>
          </table:table-cell>
          <table:table-cell office:value-type="float" office:value="72750" calcext:value-type="float">
            <text:p>72750</text:p>
          </table:table-cell>
        </table:table-row>
        <table:table-row table:style-name="ro1">
          <table:table-cell office:value-type="float" office:value="98186" calcext:value-type="float">
            <text:p>98186</text:p>
          </table:table-cell>
          <table:table-cell office:value-type="float" office:value="29418" calcext:value-type="float">
            <text:p>29418</text:p>
          </table:table-cell>
          <table:table-cell office:value-type="float" office:value="9273" calcext:value-type="float">
            <text:p>9273</text:p>
          </table:table-cell>
          <table:table-cell office:value-type="float" office:value="5948" calcext:value-type="float">
            <text:p>5948</text:p>
          </table:table-cell>
          <table:table-cell office:value-type="float" office:value="23169" calcext:value-type="float">
            <text:p>23169</text:p>
          </table:table-cell>
        </table:table-row>
        <table:table-row table:style-name="ro1">
          <table:table-cell office:value-type="float" office:value="20841" calcext:value-type="float">
            <text:p>20841</text:p>
          </table:table-cell>
          <table:table-cell office:value-type="float" office:value="75030" calcext:value-type="float">
            <text:p>75030</text:p>
          </table:table-cell>
          <table:table-cell office:value-type="float" office:value="16067" calcext:value-type="float">
            <text:p>16067</text:p>
          </table:table-cell>
          <table:table-cell office:value-type="float" office:value="13634" calcext:value-type="float">
            <text:p>13634</text:p>
          </table:table-cell>
          <table:table-cell office:value-type="float" office:value="61914" calcext:value-type="float">
            <text:p>61914</text:p>
          </table:table-cell>
        </table:table-row>
        <table:table-row table:style-name="ro1">
          <table:table-cell office:value-type="float" office:value="27492" calcext:value-type="float">
            <text:p>27492</text:p>
          </table:table-cell>
          <table:table-cell office:value-type="float" office:value="88749" calcext:value-type="float">
            <text:p>88749</text:p>
          </table:table-cell>
          <table:table-cell office:value-type="float" office:value="47232" calcext:value-type="float">
            <text:p>47232</text:p>
          </table:table-cell>
          <table:table-cell office:value-type="float" office:value="21059" calcext:value-type="float">
            <text:p>21059</text:p>
          </table:table-cell>
          <table:table-cell office:value-type="float" office:value="84811" calcext:value-type="float">
            <text:p>84811</text:p>
          </table:table-cell>
        </table:table-row>
        <table:table-row table:style-name="ro1">
          <table:table-cell office:value-type="float" office:value="96736" calcext:value-type="float">
            <text:p>96736</text:p>
          </table:table-cell>
          <table:table-cell office:value-type="float" office:value="44032" calcext:value-type="float">
            <text:p>44032</text:p>
          </table:table-cell>
          <table:table-cell office:value-type="float" office:value="72851" calcext:value-type="float">
            <text:p>72851</text:p>
          </table:table-cell>
          <table:table-cell office:value-type="float" office:value="37753" calcext:value-type="float">
            <text:p>37753</text:p>
          </table:table-cell>
          <table:table-cell office:value-type="float" office:value="96013" calcext:value-type="float">
            <text:p>96013</text:p>
          </table:table-cell>
        </table:table-row>
        <table:table-row table:style-name="ro1">
          <table:table-cell office:value-type="float" office:value="31636" calcext:value-type="float">
            <text:p>31636</text:p>
          </table:table-cell>
          <table:table-cell office:value-type="float" office:value="85848" calcext:value-type="float">
            <text:p>85848</text:p>
          </table:table-cell>
          <table:table-cell office:value-type="float" office:value="99755" calcext:value-type="float">
            <text:p>99755</text:p>
          </table:table-cell>
          <table:table-cell office:value-type="float" office:value="29668" calcext:value-type="float">
            <text:p>29668</text:p>
          </table:table-cell>
          <table:table-cell office:value-type="float" office:value="8682" calcext:value-type="float">
            <text:p>8682</text:p>
          </table:table-cell>
        </table:table-row>
        <table:table-row table:style-name="ro1">
          <table:table-cell office:value-type="float" office:value="17834" calcext:value-type="float">
            <text:p>17834</text:p>
          </table:table-cell>
          <table:table-cell office:value-type="float" office:value="20605" calcext:value-type="float">
            <text:p>20605</text:p>
          </table:table-cell>
          <table:table-cell office:value-type="float" office:value="78875" calcext:value-type="float">
            <text:p>78875</text:p>
          </table:table-cell>
          <table:table-cell office:value-type="float" office:value="89520" calcext:value-type="float">
            <text:p>89520</text:p>
          </table:table-cell>
          <table:table-cell office:value-type="float" office:value="25854" calcext:value-type="float">
            <text:p>25854</text:p>
          </table:table-cell>
        </table:table-row>
        <table:table-row table:style-name="ro1">
          <table:table-cell office:value-type="float" office:value="34023" calcext:value-type="float">
            <text:p>34023</text:p>
          </table:table-cell>
          <table:table-cell office:value-type="float" office:value="72009" calcext:value-type="float">
            <text:p>72009</text:p>
          </table:table-cell>
          <table:table-cell office:value-type="float" office:value="72932" calcext:value-type="float">
            <text:p>72932</text:p>
          </table:table-cell>
          <table:table-cell office:value-type="float" office:value="24961" calcext:value-type="float">
            <text:p>24961</text:p>
          </table:table-cell>
          <table:table-cell office:value-type="float" office:value="67931" calcext:value-type="float">
            <text:p>67931</text:p>
          </table:table-cell>
        </table:table-row>
        <table:table-row table:style-name="ro1">
          <table:table-cell office:value-type="float" office:value="54243" calcext:value-type="float">
            <text:p>54243</text:p>
          </table:table-cell>
          <table:table-cell office:value-type="float" office:value="9316" calcext:value-type="float">
            <text:p>9316</text:p>
          </table:table-cell>
          <table:table-cell office:value-type="float" office:value="76963" calcext:value-type="float">
            <text:p>76963</text:p>
          </table:table-cell>
          <table:table-cell office:value-type="float" office:value="12920" calcext:value-type="float">
            <text:p>12920</text:p>
          </table:table-cell>
          <table:table-cell office:value-type="float" office:value="84490" calcext:value-type="float">
            <text:p>84490</text:p>
          </table:table-cell>
        </table:table-row>
        <table:table-row table:style-name="ro1">
          <table:table-cell office:value-type="float" office:value="21768" calcext:value-type="float">
            <text:p>21768</text:p>
          </table:table-cell>
          <table:table-cell office:value-type="float" office:value="20058" calcext:value-type="float">
            <text:p>20058</text:p>
          </table:table-cell>
          <table:table-cell office:value-type="float" office:value="90250" calcext:value-type="float">
            <text:p>90250</text:p>
          </table:table-cell>
          <table:table-cell office:value-type="float" office:value="15890" calcext:value-type="float">
            <text:p>15890</text:p>
          </table:table-cell>
          <table:table-cell office:value-type="float" office:value="73822" calcext:value-type="float">
            <text:p>7382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16016" calcext:value-type="float">
            <text:p>16016</text:p>
          </table:table-cell>
          <table:table-cell office:value-type="float" office:value="58150" calcext:value-type="float">
            <text:p>58150</text:p>
          </table:table-cell>
          <table:table-cell office:value-type="float" office:value="60996" calcext:value-type="float">
            <text:p>60996</text:p>
          </table:table-cell>
          <table:table-cell office:value-type="float" office:value="49575" calcext:value-type="float">
            <text:p>49575</text:p>
          </table:table-cell>
        </table:table-row>
        <table:table-row table:style-name="ro1">
          <table:table-cell office:value-type="float" office:value="93697" calcext:value-type="float">
            <text:p>93697</text:p>
          </table:table-cell>
          <table:table-cell office:value-type="float" office:value="94660" calcext:value-type="float">
            <text:p>94660</text:p>
          </table:table-cell>
          <table:table-cell office:value-type="float" office:value="55857" calcext:value-type="float">
            <text:p>55857</text:p>
          </table:table-cell>
          <table:table-cell office:value-type="float" office:value="70078" calcext:value-type="float">
            <text:p>70078</text:p>
          </table:table-cell>
          <table:table-cell office:value-type="float" office:value="38712" calcext:value-type="float">
            <text:p>38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MC SOFTWARES</meta:initial-creator>
    <meta:creation-date>2016-04-02T11:51:02.200042486</meta:creation-date>
    <dc:date>2016-04-02T14:16:36.811271346</dc:date>
    <dc:creator>PMC SOFTWARES</dc:creator>
    <meta:editing-duration>PT23M5S</meta:editing-duration>
    <meta:editing-cycles>2</meta:editing-cycles>
    <meta:generator>LibreOffice/5.0.3.2$Linux_x86 LibreOffice_project/00m0$Build-2</meta:generator>
    <meta:document-statistic meta:table-count="2" meta:cell-count="121" meta:object-count="7"/>
  </office:meta>
</office:document-meta>
</file>

<file path=Basic/Standard/Dialog.xml><?xml version="1.0" encoding="utf-8"?>
<!DOCTYPE module  PUBLIC '-//OpenOffice.org//DTD OfficeDocument 1.0//EN'  'module.dtd'>
<script:module xmlns:script="http://openoffice.org/2000/script" script:name="Dialog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17" dlg:top="39" dlg:width="168" dlg:height="129" dlg:closeable="true" dlg:moveable="true">
  <script:event script:event-name="on-focus" script:macro-name="vnd.sun.star.script:MRILib.Module1.Mri?language=Basic&amp;location=application" script:language="Script"/>
  <script:event script:event-name="on-mousedown" script:macro-name="vnd.sun.star.script:MRILib.Module1.Mri?language=Basic&amp;location=application" script:language="Script"/>
  <dlg:bulletinboard>
    <dlg:button dlg:id="CommandButton1" dlg:tab-index="0" dlg:left="17" dlg:top="102" dlg:width="52" dlg:height="16" dlg:value="CommandButton1">
      <script:event script:event-name="on-performaction" script:macro-name="vnd.sun.star.script:MRILib.Module1.Mri?language=Basic&amp;location=application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